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Contents_20_Heading">
      <style:text-properties officeooo:paragraph-rsid="006d12da"/>
    </style:style>
    <style:style style:name="P5" style:family="paragraph" style:parent-style-name="Drawing">
      <style:paragraph-properties fo:text-align="center" style:justify-single-word="false"/>
    </style:style>
    <style:style style:name="P6" style:family="paragraph" style:parent-style-name="Heading_20_1">
      <style:text-properties officeooo:paragraph-rsid="000154f4"/>
    </style:style>
    <style:style style:name="P7" style:family="paragraph" style:parent-style-name="Heading_20_3">
      <style:text-properties officeooo:paragraph-rsid="002ada72"/>
    </style:style>
    <style:style style:name="P8" style:family="paragraph" style:parent-style-name="Heading_20_4">
      <style:text-properties officeooo:rsid="0044cb83" officeooo:paragraph-rsid="0044cb83"/>
    </style:style>
    <style:style style:name="P9" style:family="paragraph" style:parent-style-name="Heading_20_4">
      <style:text-properties officeooo:rsid="0045c3f1" officeooo:paragraph-rsid="0045c3f1"/>
    </style:style>
    <style:style style:name="P10" style:family="paragraph" style:parent-style-name="Heading_20_4">
      <style:text-properties officeooo:rsid="00484b61" officeooo:paragraph-rsid="00484b61"/>
    </style:style>
    <style:style style:name="P11" style:family="paragraph" style:parent-style-name="Heading_20_4">
      <style:text-properties officeooo:rsid="004f9be1" officeooo:paragraph-rsid="004f9be1"/>
    </style:style>
    <style:style style:name="P12" style:family="paragraph" style:parent-style-name="Heading_20_4">
      <style:text-properties officeooo:rsid="00561c81" officeooo:paragraph-rsid="00561c81"/>
    </style:style>
    <style:style style:name="P13" style:family="paragraph" style:parent-style-name="Heading_20_4">
      <style:text-properties officeooo:rsid="005de491" officeooo:paragraph-rsid="005de491"/>
    </style:style>
    <style:style style:name="P14" style:family="paragraph" style:parent-style-name="Text_20_body">
      <style:text-properties officeooo:rsid="0002e197" officeooo:paragraph-rsid="0002e197"/>
    </style:style>
    <style:style style:name="P15" style:family="paragraph" style:parent-style-name="Text_20_body">
      <style:text-properties officeooo:rsid="0002e197" officeooo:paragraph-rsid="0004afeb"/>
    </style:style>
    <style:style style:name="P16" style:family="paragraph" style:parent-style-name="Text_20_body">
      <style:text-properties officeooo:rsid="0009f5db" officeooo:paragraph-rsid="0009f5db"/>
    </style:style>
    <style:style style:name="P17" style:family="paragraph" style:parent-style-name="Text_20_body">
      <style:text-properties officeooo:rsid="001a4d78" officeooo:paragraph-rsid="001a4d78"/>
    </style:style>
    <style:style style:name="P18" style:family="paragraph" style:parent-style-name="Text_20_body">
      <style:text-properties officeooo:rsid="002ada72" officeooo:paragraph-rsid="002ada72"/>
    </style:style>
    <style:style style:name="P19" style:family="paragraph" style:parent-style-name="Text_20_body" style:list-style-name="L1">
      <style:text-properties officeooo:rsid="002bb48a" officeooo:paragraph-rsid="002bb48a"/>
    </style:style>
    <style:style style:name="P20" style:family="paragraph" style:parent-style-name="Text_20_body" style:list-style-name="L1">
      <style:text-properties officeooo:rsid="00326640" officeooo:paragraph-rsid="00326640"/>
    </style:style>
    <style:style style:name="P21" style:family="paragraph" style:parent-style-name="Text_20_body" style:list-style-name="L1">
      <style:text-properties officeooo:rsid="00342ed9" officeooo:paragraph-rsid="00342ed9"/>
    </style:style>
    <style:style style:name="P22" style:family="paragraph" style:parent-style-name="Text_20_body" style:list-style-name="L1">
      <style:text-properties officeooo:rsid="0035fa12" officeooo:paragraph-rsid="0035fa12"/>
    </style:style>
    <style:style style:name="P23" style:family="paragraph" style:parent-style-name="Text_20_body">
      <style:text-properties officeooo:rsid="003d8db9" officeooo:paragraph-rsid="003d8db9"/>
    </style:style>
    <style:style style:name="P24" style:family="paragraph" style:parent-style-name="Text_20_body">
      <style:text-properties officeooo:rsid="0044cb83" officeooo:paragraph-rsid="0044cb83"/>
    </style:style>
    <style:style style:name="P25" style:family="paragraph" style:parent-style-name="Text_20_body">
      <style:text-properties officeooo:rsid="0045c3f1" officeooo:paragraph-rsid="0045c3f1"/>
    </style:style>
    <style:style style:name="P26" style:family="paragraph" style:parent-style-name="Text_20_body">
      <style:text-properties officeooo:rsid="00484b61" officeooo:paragraph-rsid="00484b61"/>
    </style:style>
    <style:style style:name="P27" style:family="paragraph" style:parent-style-name="Text_20_body" style:list-style-name="L1">
      <style:text-properties officeooo:rsid="004cab0a" officeooo:paragraph-rsid="004cab0a"/>
    </style:style>
    <style:style style:name="P28" style:family="paragraph" style:parent-style-name="Text_20_body">
      <style:text-properties officeooo:rsid="004f9be1" officeooo:paragraph-rsid="004f9be1"/>
    </style:style>
    <style:style style:name="P29" style:family="paragraph" style:parent-style-name="Text_20_body">
      <style:text-properties officeooo:rsid="00561c81" officeooo:paragraph-rsid="00561c81"/>
    </style:style>
    <style:style style:name="P30" style:family="paragraph" style:parent-style-name="Text_20_body">
      <style:text-properties officeooo:rsid="005de491" officeooo:paragraph-rsid="005de491"/>
    </style:style>
    <style:style style:name="P3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154f4"/>
    </style:style>
    <style:style style:name="T2" style:family="text">
      <style:text-properties officeooo:rsid="0002e197"/>
    </style:style>
    <style:style style:name="T3" style:family="text">
      <style:text-properties officeooo:rsid="00095e98"/>
    </style:style>
    <style:style style:name="T4" style:family="text">
      <style:text-properties officeooo:rsid="0009f5db"/>
    </style:style>
    <style:style style:name="T5" style:family="text">
      <style:text-properties officeooo:rsid="000a37ac"/>
    </style:style>
    <style:style style:name="T6" style:family="text">
      <style:text-properties officeooo:rsid="000a4c94"/>
    </style:style>
    <style:style style:name="T7" style:family="text">
      <style:text-properties officeooo:rsid="00103204"/>
    </style:style>
    <style:style style:name="T8" style:family="text">
      <style:text-properties officeooo:rsid="0013a9bb"/>
    </style:style>
    <style:style style:name="T9" style:family="text">
      <style:text-properties officeooo:rsid="00161663"/>
    </style:style>
    <style:style style:name="T10" style:family="text">
      <style:text-properties officeooo:rsid="00175fc8"/>
    </style:style>
    <style:style style:name="T11" style:family="text">
      <style:text-properties officeooo:rsid="00188a6f"/>
    </style:style>
    <style:style style:name="T12" style:family="text">
      <style:text-properties officeooo:rsid="001a079e"/>
    </style:style>
    <style:style style:name="T13" style:family="text">
      <style:text-properties officeooo:rsid="001cbe32"/>
    </style:style>
    <style:style style:name="T14" style:family="text">
      <style:text-properties officeooo:rsid="001d79a5"/>
    </style:style>
    <style:style style:name="T15" style:family="text">
      <style:text-properties officeooo:rsid="002301b7"/>
    </style:style>
    <style:style style:name="T16" style:family="text">
      <style:text-properties officeooo:rsid="0026696a"/>
    </style:style>
    <style:style style:name="T17" style:family="text">
      <style:text-properties officeooo:rsid="0027b063"/>
    </style:style>
    <style:style style:name="T18" style:family="text">
      <style:text-properties officeooo:rsid="00286916"/>
    </style:style>
    <style:style style:name="T19" style:family="text">
      <style:text-properties officeooo:rsid="00288dbd"/>
    </style:style>
    <style:style style:name="T20" style:family="text">
      <style:text-properties officeooo:rsid="00291352"/>
    </style:style>
    <style:style style:name="T21" style:family="text">
      <style:text-properties officeooo:rsid="002ada72"/>
    </style:style>
    <style:style style:name="T22" style:family="text">
      <style:text-properties officeooo:rsid="002fa132"/>
    </style:style>
    <style:style style:name="T23" style:family="text">
      <style:text-properties officeooo:rsid="00308c3f"/>
    </style:style>
    <style:style style:name="T24" style:family="text">
      <style:text-properties officeooo:rsid="0034ee66"/>
    </style:style>
    <style:style style:name="T25" style:family="text">
      <style:text-properties officeooo:rsid="0036a04b"/>
    </style:style>
    <style:style style:name="T26" style:family="text">
      <style:text-properties officeooo:rsid="003f088e"/>
    </style:style>
    <style:style style:name="T27" style:family="text">
      <style:text-properties officeooo:rsid="00486d39"/>
    </style:style>
    <style:style style:name="T28" style:family="text">
      <style:text-properties officeooo:rsid="00490cfc"/>
    </style:style>
    <style:style style:name="T29" style:family="text">
      <style:text-properties officeooo:rsid="004963e9"/>
    </style:style>
    <style:style style:name="T30" style:family="text">
      <style:text-properties officeooo:rsid="0049803d"/>
    </style:style>
    <style:style style:name="T31" style:family="text">
      <style:text-properties officeooo:rsid="004b524d"/>
    </style:style>
    <style:style style:name="T32" style:family="text">
      <style:text-properties officeooo:rsid="004c7ab3"/>
    </style:style>
    <style:style style:name="T33" style:family="text">
      <style:text-properties officeooo:rsid="004dfa33"/>
    </style:style>
    <style:style style:name="T34" style:family="text">
      <style:text-properties officeooo:rsid="005011d7"/>
    </style:style>
    <style:style style:name="T35" style:family="text">
      <style:text-properties officeooo:rsid="00506126"/>
    </style:style>
    <style:style style:name="T36" style:family="text">
      <style:text-properties officeooo:rsid="00524e7c"/>
    </style:style>
    <style:style style:name="T37" style:family="text">
      <style:text-properties officeooo:rsid="0053d920"/>
    </style:style>
    <style:style style:name="T38" style:family="text">
      <style:text-properties officeooo:rsid="0056ad56"/>
    </style:style>
    <style:style style:name="T39" style:family="text">
      <style:text-properties officeooo:rsid="00589f85"/>
    </style:style>
    <style:style style:name="T40" style:family="text">
      <style:text-properties officeooo:rsid="0058ecc1"/>
    </style:style>
    <style:style style:name="T41" style:family="text">
      <style:text-properties officeooo:rsid="005ac73d"/>
    </style:style>
    <style:style style:name="T42" style:family="text">
      <style:text-properties officeooo:rsid="005c0734"/>
    </style:style>
    <style:style style:name="T43" style:family="text">
      <style:text-properties officeooo:rsid="005ecfb5"/>
    </style:style>
    <style:style style:name="T44" style:family="text">
      <style:text-properties officeooo:rsid="00624732"/>
    </style:style>
    <style:style style:name="T45" style:family="text">
      <style:text-properties officeooo:rsid="0064069d"/>
    </style:style>
    <style:style style:name="T46" style:family="text">
      <style:text-properties officeooo:rsid="00647e50"/>
    </style:style>
    <style:style style:name="T47" style:family="text">
      <style:text-properties officeooo:rsid="0065d1b6"/>
    </style:style>
    <style:style style:name="T48" style:family="text">
      <style:text-properties officeooo:rsid="006ad362"/>
    </style:style>
    <style:style style:name="T4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bottom" draw:auto-grow-height="false" fo:min-height="2.896cm" fo:min-width="7.227cm" fo:margin-left="0cm" fo:margin-right="0cm" fo:margin-top="0cm" fo:margin-bottom="0cm"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07_1454705063" text:style-name="Index_20_Link" text:visited-style-name="Index_20_Link">1. Introduction &amp; Motive<text:tab/>2</text:a></text:p>
          <text:p text:style-name="P2"><text:a xlink:type="simple" xlink:href="#__RefHeading___Toc114_1454705063" text:style-name="Index_20_Link" text:visited-style-name="Index_20_Link">1.1 The Test Pyramid<text:tab/>2</text:a></text:p>
          <text:p text:style-name="P2"><text:a xlink:type="simple" xlink:href="#__RefHeading___Toc187_1454705063" text:style-name="Index_20_Link" text:visited-style-name="Index_20_Link">1.2 Unit testing based automation frameworks<text:tab/>3</text:a></text:p>
          <text:p text:style-name="P2"><text:a xlink:type="simple" xlink:href="#__RefHeading___Toc279_1454705063" text:style-name="Index_20_Link" text:visited-style-name="Index_20_Link">1.3 User Personas<text:tab/>3</text:a></text:p>
          <text:p text:style-name="P3"><text:a xlink:type="simple" xlink:href="#__RefHeading___Toc518_1454705063" text:style-name="Index_20_Link" text:visited-style-name="Index_20_Link">1.3.1. Customer/System or Product Owners<text:tab/>3</text:a></text:p>
          <text:p text:style-name="P3"><text:a xlink:type="simple" xlink:href="#__RefHeading___Toc520_1454705063" text:style-name="Index_20_Link" text:visited-style-name="Index_20_Link">1.3.2. Test Design Engineer<text:tab/>3</text:a></text:p>
          <text:p text:style-name="P3"><text:a xlink:type="simple" xlink:href="#__RefHeading___Toc522_1454705063" text:style-name="Index_20_Link" text:visited-style-name="Index_20_Link">1.3.3. Test Automation Engineer<text:tab/>3</text:a></text:p>
          <text:p text:style-name="P3"><text:a xlink:type="simple" xlink:href="#__RefHeading___Toc524_1454705063" text:style-name="Index_20_Link" text:visited-style-name="Index_20_Link">1.3.4. Test Execution and Reporting Engineer<text:tab/>3</text:a></text:p>
          <text:p text:style-name="P3"><text:a xlink:type="simple" xlink:href="#__RefHeading___Toc526_1454705063" text:style-name="Index_20_Link" text:visited-style-name="Index_20_Link">1.3.5. Test Results Consumer<text:tab/>4</text:a></text:p>
          <text:p text:style-name="P3"><text:a xlink:type="simple" xlink:href="#__RefHeading___Toc528_1454705063" text:style-name="Index_20_Link" text:visited-style-name="Index_20_Link">1.3.6. Test Framework Developer<text:tab/>4</text:a></text:p>
          <text:p text:style-name="P2"><text:a xlink:type="simple" xlink:href="#__RefHeading___Toc281_1454705063" text:style-name="Index_20_Link" text:visited-style-name="Index_20_Link">1.4 Key motivating factors for a new test automation framework<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bookmark-start text:name="__RefHeading___Toc107_1454705063"/><text:span text:style-name="T1">Introduction </text:span><text:span text:style-name="T25">&amp; Motive</text:span><text:bookmark-end text:name="__RefHeading___Toc107_1454705063"/></text:h>
      <text:p text:style-name="Text_20_body"><text:span text:style-name="T13">Summary (</text:span>TL;DR<text:span text:style-name="T13">)</text:span>: <text:span text:style-name="T2">Existing frameworks are not designed from ground up for system testing.</text:span></text:p>
      <text:p text:style-name="P14"/>
      <text:h text:style-name="Heading_20_3" text:outline-level="3"><text:bookmark-start text:name="__RefHeading___Toc114_1454705063"/><text:span text:style-name="T3">The </text:span>Test Pyramid<text:bookmark-end text:name="__RefHeading___Toc114_1454705063"/></text:h>
      <text:p text:style-name="P14">Test Pyramid is a <text:span text:style-name="T4">stadard model of </text:span>software verification and validation where we have different levels of testing arranged from unit testing at the base of the pyramid to final system validation at the top of the pyramid.</text:p>
      <text:p text:style-name="P14"><draw:frame draw:style-name="fr1" draw:name="Frame1" text:anchor-type="paragraph" svg:x="1.042cm" svg:y="0.019cm" svg:width="14.434cm" draw:z-index="0"><draw:text-box fo:min-height="7.738cm"><text:p text:style-name="P5"><draw:custom-shape text:anchor-type="paragraph" draw:z-index="1" draw:name="Shape 1" draw:style-name="gr1" draw:text-style-name="P31" svg:width="14.452cm" svg:height="8.688cm" svg:x="-0.041cm" svg:y="-0.289cm"><text:p text:style-name="P31"><text:span text:style-name="T49"/></text:p><text:p text:style-name="P31"><text:span text:style-name="T49">User </text:span></text:p><text:p text:style-name="P31"><text:span text:style-name="T49">Acceptance</text:span></text:p><text:p text:style-name="P31"><text:span text:style-name="T49">__________________</text:span></text:p><text:p text:style-name="P31"><text:span text:style-name="T49">System V&amp;V</text:span><text:span text:style-name="T49"><text:line-break/></text:span><text:span text:style-name="T49">Functional &amp; Non Functional</text:span></text:p><text:p text:style-name="P31"><text:span text:style-name="T49">______________________________</text:span></text:p><text:p text:style-name="P31"><text:span text:style-name="T49">System Integration Test</text:span></text:p><text:p text:style-name="P31"><text:span text:style-name="T49">_____________________________________</text:span></text:p><text:p text:style-name="P31"><text:span text:style-name="T49">Component Non Functional Test</text:span></text:p><text:p text:style-name="P31"><text:span text:style-name="T49">_____________________________________________</text:span></text:p><text:p text:style-name="P31"><text:span text:style-name="T49">Component Functional Test</text:span></text:p><text:p text:style-name="P31"><text:span text:style-name="T49">____________________________________________________</text:span></text:p><text:p text:style-name="P31"><text:span text:style-name="T49">Unit Tests &amp; Code checks</text:span></text:p><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ing <text:sequence text:ref-name="refDrawing0" text:name="Drawing" text:formula="ooow:Drawing+1" style:num-format="1">1</text:sequence>: Test Pyramid</text:p></draw:text-box></draw:frame><text:tab/><text:tab/><text:tab/><text:tab/><text:tab/></text:p>
      <text:p text:style-name="P14"><text:s/></text:p>
      <text:p text:style-name="P14"/>
      <text:p text:style-name="P14"/>
      <text:p text:style-name="P14"/>
      <text:p text:style-name="P14"/>
      <text:p text:style-name="P14"/>
      <text:p text:style-name="P14"/>
      <text:p text:style-name="P14"/>
      <text:p text:style-name="P14"/>
      <text:p text:style-name="P14"/>
      <text:p text:style-name="P16"/>
      <text:p text:style-name="P16">Testing at the lower levels of the pyramid should accomodate <text:span text:style-name="T7">for </text:span>more tests and run them more frequently <text:span text:style-name="T7">compared to higher levels</text:span>. <text:span text:style-name="T5">Higher levels </text:span><text:span text:style-name="T7">of tests are </text:span><text:span text:style-name="T5">increasingly complex, time consu</text:span><text:span text:style-name="T9">m</text:span><text:span text:style-name="T10">ing </text:span><text:span text:style-name="T5">and </text:span><text:span text:style-name="T8">cos</text:span><text:span text:style-name="T11">t</text:span><text:span text:style-name="T10">ly </text:span><text:span text:style-name="T12">compared to lower levels</text:span><text:span text:style-name="T5">.</text:span></text:p>
      <text:p text:style-name="P16"/>
      <text:h text:style-name="Heading_20_3" text:outline-level="3"><text:bookmark-start text:name="__RefHeading___Toc187_1454705063"/><text:soft-page-break/><text:span text:style-name="T16">Unit testing based </text:span><text:span text:style-name="T17">automation</text:span><text:span text:style-name="T16"> frameworks</text:span><text:bookmark-end text:name="__RefHeading___Toc187_1454705063"/></text:h>
      <text:p text:style-name="P17">Unit testing and code level tests are much different from other levels of testing since they work at a code level and other tests work on a built <text:span text:style-name="T14">or partially built</text:span> (assembled/compiled/packaged) system. <text:span text:style-name="T14">Due to this unit testing are written in the same programming language and using same technologies as the code and they are placed along with the system version control. </text:span><text:span text:style-name="T15">The automation farmeworks for unit testing requires the same skill set as the system development and is mostly carried out by the developers who write the code.</text:span></text:p>
      <text:p text:style-name="P16">Since unit testing is the most basic test stage, <text:span text:style-name="T6">many test automation frameworks were built for unit testing </text:span><text:span text:style-name="T16">by developers. Many test frameworks are created for the combination of tech and programming language in use. When such frameworks become open overtime they are extended to do other tesing as well. </text:span><text:span text:style-name="T18">Also, since there is a unfortunate bias with technical people adopting more of a “developer” role over “tester” in the industry, adoption of a unit testing based framework for other testing would be easier than to design and develop testing framework for other test needs.</text:span></text:p>
      <text:p text:style-name="P15"><text:span text:style-name="T19">Motive of </text:span>Karta test automation framework <text:span text:style-name="T19">is targetted to have a test framework designed for the testing needs of </text:span><text:span text:style-name="T20">testing excluding unit testing</text:span><text:span text:style-name="T19">.</text:span></text:p>
      <text:p text:style-name="P15"/>
      <text:h text:style-name="Heading_20_3" text:outline-level="3"><text:bookmark-start text:name="__RefHeading___Toc279_1454705063"/>User Personas<text:bookmark-end text:name="__RefHeading___Toc279_1454705063"/></text:h>
      <text:p text:style-name="P23">Following is a list of user persona who use a test <text:span text:style-name="T26">automation</text:span> framework. <text:span text:style-name="T36">The automation framework must cater to the usability and productivity need along with their constraints for automation technical skills, programming skills and other technical skills needed.</text:span></text:p>
      <text:h text:style-name="P8" text:outline-level="4"><text:bookmark-start text:name="__RefHeading___Toc518_1454705063"/><text:span text:style-name="T46">Customer/</text:span><text:span text:style-name="T47">System or </text:span>Product Owner<text:span text:style-name="T47">s</text:span><text:bookmark-end text:name="__RefHeading___Toc518_1454705063"/></text:h>
      <text:p text:style-name="P24">This user persona provided system use-cases and provides high level UAT tests (BDD approach) in bussiness language. This user persona does not need to have skill sets of test automation.</text:p>
      <text:h text:style-name="P9" text:outline-level="4"><text:bookmark-start text:name="__RefHeading___Toc520_1454705063"/>Test Design Engineer<text:bookmark-end text:name="__RefHeading___Toc520_1454705063"/></text:h>
      <text:p text:style-name="P25">This user persona design tests cases for various test levels of testing in test pyramid. This user persona is a non technical user persona for the automation framework. <text:s/>The test case format used to design test cases must be aligned to bussiness language which can be understood by product owners, customers and other stakeholders.</text:p>
      <text:h text:style-name="P10" text:outline-level="4"><text:bookmark-start text:name="__RefHeading___Toc522_1454705063"/>Test Automation Engineer<text:bookmark-end text:name="__RefHeading___Toc522_1454705063"/></text:h>
      <text:p text:style-name="P26">This is the primary user persona of an automation framework. They are the engineers who implement the test automation for a test case design. <text:span text:style-name="T27">Test case design format should be decoupled from test implementation language and framework for better productivity.</text:span></text:p>
      <text:h text:style-name="P11" text:outline-level="4"><text:bookmark-start text:name="__RefHeading___Toc524_1454705063"/>Test Execution <text:span text:style-name="T42">and Reporting </text:span>Engineer<text:bookmark-end text:name="__RefHeading___Toc524_1454705063"/></text:h>
      <text:p text:style-name="P28">This user persona runs automated (and non automated) test cases. This user persona similar to a test design engineer should not require automation technical skills to run the automation. <text:span text:style-name="T34">They should also be easily debug basic issues, </text:span><text:span text:style-name="T37">easily isolate system defects and test design failures from automation failures.</text:span></text:p>
      <text:h text:style-name="P12" text:outline-level="4"><text:bookmark-start text:name="__RefHeading___Toc526_1454705063"/><text:soft-page-break/>Test Results Consumer<text:bookmark-end text:name="__RefHeading___Toc526_1454705063"/></text:h>
      <text:p text:style-name="P29">This user persona consumes the test reports generated by the test framework. <text:span text:style-name="T38">They </text:span><text:span text:style-name="T40">should not require to know</text:span><text:span text:style-name="T38"> the </text:span><text:span text:style-name="T39">intracasies </text:span><text:span text:style-name="T41">and</text:span><text:span text:style-name="T39"> nuances of </text:span><text:span text:style-name="T41">test </text:span><text:span text:style-name="T39">automation.</text:span><text:span text:style-name="T38"> </text:span></text:p>
      <text:h text:style-name="P13" text:outline-level="4"><text:bookmark-start text:name="__RefHeading___Toc528_1454705063"/>Test Framework Developer<text:bookmark-end text:name="__RefHeading___Toc528_1454705063"/></text:h>
      <text:p text:style-name="P30">This user persona extends the test framework to customize the framework for the testing needs and requirements. <text:span text:style-name="T43">This user persona is more technical than an automation engineer.</text:span></text:p>
      <text:h text:style-name="P7" text:outline-level="3"><text:bookmark-start text:name="__RefHeading___Toc281_1454705063"/><text:span text:style-name="T21">Key motivating factors </text:span><text:span text:style-name="T23">for a new </text:span><text:span text:style-name="T48">test automation</text:span><text:span text:style-name="T23"> framework</text:span><text:bookmark-end text:name="__RefHeading___Toc281_1454705063"/></text:h>
      <text:p text:style-name="P18">Following is a list of key motivating factors for a new test framework.</text:p>
      <text:list xml:id="list1580544169" text:style-name="L1">
        <text:list-item>
          <text:p text:style-name="P19">Test framework to test a system and not code or unit test extended framework.</text:p>
        </text:list-item>
        <text:list-item>
          <text:p text:style-name="P19">Designed for <text:span text:style-name="T22">system test </text:span>automation engineers’ <text:span text:style-name="T22">skill sets in mind who are</text:span> the primary user<text:span text:style-name="T22">s.</text:span></text:p>
        </text:list-item>
        <text:list-item>
          <text:p text:style-name="P20">Lack of support for different user persona <text:span text:style-name="T33">and</text:span> <text:span text:style-name="T28">their </text:span><text:span text:style-name="T34">usability and </text:span><text:span text:style-name="T28">productivity </text:span><text:span text:style-name="T35">needs</text:span><text:span text:style-name="T28">. </text:span><text:span text:style-name="T33">Most test frameworks are centered around automation engineers’ needs alone</text:span>.</text:p>
        </text:list-item>
        <text:list-item>
          <text:p text:style-name="P21"><text:span text:style-name="T32">Lack of</text:span><text:span text:style-name="T24"> support </text:span><text:span text:style-name="T31">for </text:span><text:span text:style-name="T24">distributed system testing </text:span><text:span text:style-name="T31">which is</text:span><text:span text:style-name="T29"> simple to </text:span><text:span text:style-name="T30">design and</text:span><text:span text:style-name="T29"> implement </text:span><text:span text:style-name="T30">tests </text:span><text:span text:style-name="T31">with</text:span><text:span text:style-name="T24">.</text:span></text:p>
        </text:list-item>
        <text:list-item>
          <text:p text:style-name="P22">Need for a highly extensible test framework to cater to automation needs of multiple systems.</text:p>
        </text:list-item>
        <text:list-item>
          <text:p text:style-name="P27">Lack of support for reliability testing (cycle tests, longevity tests). Performance test frameworks are purpose built and could become non productive for reliability testin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07:07:46.569465722</meta:creation-date>
    <dc:date>2023-06-19T09:23:32.155553265</dc:date>
    <meta:editing-duration>PT1H50M23S</meta:editing-duration>
    <meta:editing-cycles>95</meta:editing-cycles>
    <meta:generator>LibreOffice/7.3.7.2$Linux_X86_64 LibreOffice_project/30$Build-2</meta:generator>
    <meta:document-statistic meta:table-count="0" meta:image-count="0" meta:object-count="0" meta:page-count="4" meta:paragraph-count="46" meta:word-count="810" meta:character-count="5047" meta:non-whitespace-character-count="4290"/>
  </office:meta>
</office:document-meta>
</file>